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1244" officeooo:paragraph-rsid="00001244"/>
    </style:style>
    <style:style style:name="P2" style:family="paragraph" style:parent-style-name="Standard">
      <style:text-properties officeooo:rsid="00001244" officeooo:paragraph-rsid="000091d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01244" officeooo:paragraph-rsid="00001244" style:font-size-asian="14pt" style:font-weight-asian="bold" style:font-size-complex="14pt" style:font-weight-complex="bold"/>
    </style:style>
    <style:style style:name="T1" style:family="text">
      <style:text-properties officeooo:rsid="000091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amática - Analisador Sintático</text:p>
      <text:p text:style-name="P1">Aluno: Ricardo de Souza Monteiro</text:p>
      <text:p text:style-name="P1"/>
      <text:p text:style-name="P1">[PROGRAMA] ::= &lt;null&gt;</text:p>
      <text:p text:style-name="P1"/>
      <text:p text:style-name="P1">[PROGRAMA] ::= [DECLARACAO][PROGRAMA]</text:p>
      <text:p text:style-name="P1"/>
      <text:p text:style-name="P1">[PROGRAMA] ::= [REPETICAO][PROGRAMA]</text:p>
      <text:p text:style-name="P1"/>
      <text:p text:style-name="P1">[PROGRAMA] ::= [CONDICAO][PROGRAMA]</text:p>
      <text:p text:style-name="P1"/>
      <text:p text:style-name="P1">[PROGRAMA] ::= [ATRIBUICAO][PROGRAMA]</text:p>
      <text:p text:style-name="P1"/>
      <text:p text:style-name="P1">[EXPRESSAO] ::= [E]</text:p>
      <text:p text:style-name="P1"/>
      <text:p text:style-name="P1">[E] ::= [T][Elinha]</text:p>
      <text:p text:style-name="P1"/>
      <text:p text:style-name="P1">[Elinha] ::= &lt;+&gt;[T][Elinha] | &lt;null&gt;</text:p>
      <text:p text:style-name="P1"/>
      <text:p text:style-name="P1">[T] ::= [F][Tlinha]</text:p>
      <text:p text:style-name="P1"/>
      <text:p text:style-name="P1">[Tlinha] ::= &lt;*&gt;[F][Tlinha] | &lt;null&gt;</text:p>
      <text:p text:style-name="P1"/>
      <text:p text:style-name="P2">[ATRIBUICAO] ::= &lt;id&gt;&lt;=&gt;[VALOR_<text:span text:style-name="T1">ATRIBUIDO</text:span>]&lt;;&gt;</text:p>
      <text:p text:style-name="P1"/>
      <text:p text:style-name="P1">[VALOR_<text:span text:style-name="T1">ATRIBUIDO</text:span>] ::= &lt;id&gt; | &lt;numeral&gt; | [EXPRESSAO]</text:p>
      <text:p text:style-name="P1"/>
      <text:p text:style-name="P1">[DECLARACAO] ::= [TIPO]&lt;id&gt;[DECLARACAO_MULTIPLA]&lt;;&gt;</text:p>
      <text:p text:style-name="P1"/>
      <text:p text:style-name="P1">[TIPO] ::= &lt;int&gt; | &lt;float&gt; | &lt;char&gt;</text:p>
      <text:p text:style-name="P1"/>
      <text:p text:style-name="P1">[DECLARACAO_MULTIPLA] ::= &lt;,&gt;&lt;id&gt;[DECLARACAO_MULTIPLA] | &lt;null&gt;</text:p>
      <text:p text:style-name="P1"/>
      <text:p text:style-name="P1">[F] ::= &lt;(&gt;[E]&lt;)&gt; | &lt;id&gt; | &lt;numeral&gt;</text:p>
      <text:p text:style-name="P1"/>
      <text:p text:style-name="P1">[REPETICAO] ::= &lt;while&gt;[EXPRESSAO]&lt;{&gt;[BLOCO]&lt;}&gt;</text:p>
      <text:p text:style-name="P1"/>
      <text:p text:style-name="P1">[CONDICAO] ::= &lt;if&gt;[EXPRESSAO]&lt;{&gt;[BLOCO]&lt;}&gt;</text:p>
      <text:p text:style-name="P1"/>
      <text:p text:style-name="P1">[CONDICAO] ::= &lt;if&gt;[EXPRESSAO]&lt;{&gt;[BLOCO]&lt;}&gt;&lt;else&gt;&lt;{&gt;[BLOCO]&lt;}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0:27:53.211989919</meta:creation-date>
    <dc:date>2017-06-22T11:03:20.386025896</dc:date>
    <meta:editing-duration>PT35M2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1" meta:word-count="84" meta:character-count="792" meta:non-whitespace-character-count="729"/>
  </office:meta>
</office:document-meta>
</file>